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E</mi>
        <mrow>
          <mrow>
            <mi/>
            <mo stretchy="false">±</mo>
            <mi/>
          </mrow>
        </mrow>
      </msub>
      <mrow>
        <mi/>
        <mo stretchy="false">=</mo>
        <mi/>
      </mrow>
      <mfrac>
        <mrow>
          <mrow>
            <mo stretchy="false">〈</mo>
            <mrow>
              <mrow>
                <msub>
                  <mi>q</mi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b>
                <mi/>
              </mrow>
              <mo stretchy="false">∣</mo>
              <mrow>
                <mi/>
                <mi>H</mi>
                <mi/>
              </mrow>
              <mo stretchy="false">∣</mo>
              <mrow>
                <mi/>
                <msub>
                  <mi>q</mi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b>
              </mrow>
            </mrow>
            <mo stretchy="false">〉</mo>
          </mrow>
        </mrow>
        <mrow>
          <mrow>
            <mo stretchy="false">〈</mo>
            <mrow>
              <mrow>
                <msub>
                  <mi>q</mi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b>
                <mi/>
              </mrow>
              <mo stretchy="false">∣</mo>
              <mrow>
                <mi/>
                <msub>
                  <mi>q</mi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b>
              </mrow>
            </mrow>
            <mo stretchy="false">〉</mo>
          </mrow>
        </mrow>
      </mfrac>
    </mrow>
    <annotation encoding="StarMath 5.0">E _{`+-`} ~=~ 
{
langle 
 q_{(`+-`)} 
 `mline` 
 H
 `mline` 
 q_{(`+-`)} 
rangle 
} 
over 
{

langle 
 q_{(`+-`)} 
 `mline` 
 q_{(`+-`)} 
rangle 
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8T18:24:00.102000000</meta:creation-date>
    <meta:generator>LibreOffice/4.1.4.2$Windows_x86 LibreOffice_project/0a0440ccc0227ad9829de5f46be37cfb6edcf72</meta:generator>
  </office:meta>
</office:document-meta>
</file>